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 style:list-style-name="L1">
      <style:text-properties style:font-name="Liberation Mono" fo:font-size="18pt" fo:font-style="italic" fo:font-weight="normal" officeooo:rsid="00031881" officeooo:paragraph-rsid="00031881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 style:list-style-name="L1">
      <style:text-properties style:font-name="Liberation Mono" fo:font-size="18pt" fo:font-style="italic" fo:font-weight="normal" officeooo:rsid="00031881" officeooo:paragraph-rsid="002692cc" style:font-size-asian="15.75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 style:list-style-name="L1">
      <style:text-properties style:font-name="Liberation Mono" fo:font-size="18pt" fo:font-style="italic" fo:font-weight="bold" officeooo:rsid="00031881" officeooo:paragraph-rsid="00031881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 style:list-style-name="L1">
      <style:text-properties style:font-name="Liberation Mono" fo:font-size="18pt" fo:font-style="italic" fo:font-weight="normal" officeooo:rsid="000495e3" officeooo:paragraph-rsid="000495e3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 style:list-style-name="L1">
      <style:text-properties officeooo:rsid="00067d55" officeooo:paragraph-rsid="00067d55"/>
    </style:style>
    <style:style style:name="P7" style:family="paragraph" style:parent-style-name="Standard" style:list-style-name="L1">
      <style:text-properties style:font-name="Liberation Mono" fo:font-size="18pt" fo:font-style="italic" fo:font-weight="normal" officeooo:rsid="00067d55" officeooo:paragraph-rsid="00067d55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 style:list-style-name="L1">
      <style:text-properties style:font-name="Liberation Mono" fo:font-size="18pt" fo:font-style="italic" fo:font-weight="normal" officeooo:rsid="0007de45" officeooo:paragraph-rsid="0007de45" style:font-size-asian="15.75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 style:list-style-name="L1">
      <style:text-properties officeooo:rsid="0007de45" officeooo:paragraph-rsid="0007de45"/>
    </style:style>
    <style:style style:name="P10" style:family="paragraph" style:parent-style-name="Standard" style:list-style-name="L1">
      <style:text-properties style:font-name="Liberation Mono" fo:font-size="18pt" fo:font-style="italic" fo:font-weight="normal" officeooo:rsid="0007d626" officeooo:paragraph-rsid="0007d626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 style:list-style-name="L1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 style:list-style-name="L1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 style:list-style-name="L1">
      <style:text-properties style:font-name="Liberation Mono" fo:font-size="18pt" fo:font-style="italic" fo:font-weight="normal" officeooo:rsid="000db5f1" officeooo:paragraph-rsid="000db5f1" style:font-size-asian="15.75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 style:list-style-name="L1">
      <style:text-properties style:font-name="Liberation Mono" fo:font-size="18pt" fo:font-style="italic" fo:font-weight="normal" officeooo:rsid="0010b21d" officeooo:paragraph-rsid="0010b21d" style:font-size-asian="15.75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 style:list-style-name="L1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 style:list-style-name="L1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 style:list-style-name="L1">
      <style:text-properties style:font-name="Liberation Mono" fo:font-size="18pt" fo:font-style="italic" fo:font-weight="normal" officeooo:rsid="0015c31c" officeooo:paragraph-rsid="0015c31c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 style:list-style-name="L1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 style:list-style-name="L1">
      <style:text-properties style:font-name="Liberation Mono" fo:font-size="18pt" fo:font-style="italic" fo:font-weight="normal" officeooo:rsid="00182ad8" officeooo:paragraph-rsid="00182ad8" style:font-size-asian="15.75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 style:list-style-name="L1">
      <style:text-properties style:font-name="Liberation Mono" fo:font-size="18pt" fo:font-style="italic" fo:font-weight="normal" officeooo:rsid="001886c6" officeooo:paragraph-rsid="001886c6" style:font-size-asian="15.75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>
      <style:text-properties officeooo:paragraph-rsid="001886c6"/>
    </style:style>
    <style:style style:name="P27" style:family="paragraph" style:parent-style-name="Standard" style:list-style-name="L1">
      <style:text-properties officeooo:rsid="001e1a86" officeooo:paragraph-rsid="001e1a86"/>
    </style:style>
    <style:style style:name="P28" style:family="paragraph" style:parent-style-name="Standard" style:list-style-name="L1">
      <style:text-properties style:font-name="Liberation Mono" fo:font-size="18pt" fo:font-style="italic" fo:font-weight="normal" officeooo:rsid="001e1a86" officeooo:paragraph-rsid="001e1a86" style:font-size-asian="15.75pt" style:font-style-asian="italic" style:font-weight-asian="normal" style:font-size-complex="18pt" style:font-style-complex="italic" style:font-weight-complex="normal"/>
    </style:style>
    <style:style style:name="P29" style:family="paragraph" style:parent-style-name="Standard">
      <style:text-properties officeooo:rsid="001e1a86" officeooo:paragraph-rsid="001e1a86"/>
    </style:style>
    <style:style style:name="P30" style:family="paragraph" style:parent-style-name="Standard" style:list-style-name="L1">
      <style:text-properties officeooo:rsid="001ebf38" officeooo:paragraph-rsid="001ebf38"/>
    </style:style>
    <style:style style:name="P31" style:family="paragraph" style:parent-style-name="Standard">
      <style:text-properties officeooo:rsid="001ebf38" officeooo:paragraph-rsid="001ebf38"/>
    </style:style>
    <style:style style:name="P32" style:family="paragraph" style:parent-style-name="Standard" style:list-style-name="L1">
      <style:text-properties style:font-name="Liberation Mono" fo:font-size="18pt" fo:font-style="italic" fo:font-weight="normal" officeooo:rsid="001fea4a" officeooo:paragraph-rsid="001fea4a" style:font-size-asian="15.75pt" style:font-style-asian="italic" style:font-weight-asian="normal" style:font-size-complex="18pt" style:font-style-complex="italic" style:font-weight-complex="normal"/>
    </style:style>
    <style:style style:name="P33" style:family="paragraph" style:parent-style-name="Standard">
      <style:text-properties officeooo:rsid="001fea4a" officeooo:paragraph-rsid="001fea4a"/>
    </style:style>
    <style:style style:name="P34" style:family="paragraph" style:parent-style-name="Standard" style:list-style-name="L1">
      <style:text-properties style:font-name="Liberation Mono" fo:font-size="18pt" fo:font-style="italic" fo:font-weight="normal" officeooo:rsid="0020cd76" officeooo:paragraph-rsid="002692cc" style:font-size-asian="15.75pt" style:font-style-asian="italic" style:font-weight-asian="normal" style:font-size-complex="18pt" style:font-style-complex="italic" style:font-weight-complex="normal"/>
    </style:style>
    <style:style style:name="P35" style:family="paragraph" style:parent-style-name="Standard" style:list-style-name="L1">
      <style:text-properties style:font-name="Liberation Mono" fo:font-size="18pt" fo:font-style="italic" fo:font-weight="normal" officeooo:rsid="0020cd76" officeooo:paragraph-rsid="0020cd76" style:font-size-asian="15.75pt" style:font-style-asian="italic" style:font-weight-asian="normal" style:font-size-complex="18pt" style:font-style-complex="italic" style:font-weight-complex="normal"/>
    </style:style>
    <style:style style:name="P36" style:family="paragraph" style:parent-style-name="Standard" style:list-style-name="L1">
      <style:text-properties officeooo:rsid="0020cd76" officeooo:paragraph-rsid="0020cd76"/>
    </style:style>
    <style:style style:name="P37" style:family="paragraph" style:parent-style-name="Standard" style:list-style-name="L1">
      <style:text-properties officeooo:rsid="0027085f" officeooo:paragraph-rsid="0027085f"/>
    </style:style>
    <style:style style:name="P38" style:family="paragraph" style:parent-style-name="Standard">
      <style:text-properties officeooo:rsid="0028ba8a" officeooo:paragraph-rsid="0028ba8a"/>
    </style:style>
    <style:style style:name="P39" style:family="paragraph" style:parent-style-name="Standard" style:list-style-name="L1">
      <style:text-properties officeooo:rsid="0028ba8a" officeooo:paragraph-rsid="0028ba8a"/>
    </style:style>
    <style:style style:name="P40" style:family="paragraph" style:parent-style-name="Standard" style:list-style-name="L1">
      <style:text-properties officeooo:rsid="002ab280" officeooo:paragraph-rsid="002ab280"/>
    </style:style>
    <style:style style:name="P41" style:family="paragraph" style:parent-style-name="Standard">
      <style:text-properties officeooo:rsid="002ab280" officeooo:paragraph-rsid="002ab280"/>
    </style:style>
    <style:style style:name="P42" style:family="paragraph" style:parent-style-name="Standard" style:list-style-name="L1">
      <style:text-properties officeooo:rsid="002ab280" officeooo:paragraph-rsid="002b86fa"/>
    </style:style>
    <style:style style:name="P43" style:family="paragraph" style:parent-style-name="Standard" style:list-style-name="L1">
      <style:text-properties officeooo:rsid="002ab280" officeooo:paragraph-rsid="002ca70b"/>
    </style:style>
    <style:style style:name="P44" style:family="paragraph" style:parent-style-name="Standard" style:list-style-name="L1">
      <style:text-properties officeooo:rsid="002ab280" officeooo:paragraph-rsid="002e84d3"/>
    </style:style>
    <style:style style:name="P45" style:family="paragraph" style:parent-style-name="Standard" style:list-style-name="L1">
      <style:text-properties officeooo:paragraph-rsid="002e84d3"/>
    </style:style>
    <style:style style:name="P46" style:family="paragraph" style:parent-style-name="Standard" style:list-style-name="L1">
      <style:text-properties officeooo:rsid="00067d55" officeooo:paragraph-rsid="002e84d3"/>
    </style:style>
    <style:style style:name="P47" style:family="paragraph" style:parent-style-name="Standard" style:list-style-name="L1">
      <style:text-properties style:font-name="Liberation Mono" fo:font-size="18pt" fo:font-style="italic" fo:font-weight="normal" officeooo:rsid="00067d55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48" style:family="paragraph" style:parent-style-name="Standard" style:list-style-name="L1">
      <style:text-properties officeooo:rsid="00182ad8" officeooo:paragraph-rsid="002708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495e3"/>
    </style:style>
    <style:style style:name="T5" style:family="text">
      <style:text-properties style:font-name="Liberation Mono" fo:font-size="18pt" fo:font-style="italic" fo:font-weight="normal" officeooo:rsid="000495e3" style:font-size-asian="15.75pt" style:font-style-asian="italic" style:font-weight-asian="normal" style:font-size-complex="18pt" style:font-style-complex="italic" style:font-weight-complex="normal"/>
    </style:style>
    <style:style style:name="T6" style:family="text">
      <style:text-properties style:font-name="Liberation Mono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T7" style:family="text">
      <style:text-properties officeooo:rsid="000bf96f"/>
    </style:style>
    <style:style style:name="T8" style:family="text">
      <style:text-properties officeooo:rsid="0010b21d"/>
    </style:style>
    <style:style style:name="T9" style:family="text">
      <style:text-properties officeooo:rsid="00142464"/>
    </style:style>
    <style:style style:name="T10" style:family="text">
      <style:text-properties officeooo:rsid="0015c31c"/>
    </style:style>
    <style:style style:name="T11" style:family="text">
      <style:text-properties officeooo:rsid="001e1a86"/>
    </style:style>
    <style:style style:name="T12" style:family="text">
      <style:text-properties officeooo:rsid="0016a43b"/>
    </style:style>
    <style:style style:name="T13" style:family="text">
      <style:text-properties officeooo:rsid="00182ad8"/>
    </style:style>
    <style:style style:name="T14" style:family="text">
      <style:text-properties officeooo:rsid="001886c6"/>
    </style:style>
    <style:style style:name="T15" style:family="text">
      <style:text-properties officeooo:rsid="001a358f"/>
    </style:style>
    <style:style style:name="T16" style:family="text">
      <style:text-properties officeooo:rsid="001b6280"/>
    </style:style>
    <style:style style:name="T17" style:family="text">
      <style:text-properties style:font-name="Liberation Mono" fo:font-size="18pt" fo:font-style="italic" fo:font-weight="normal" officeooo:rsid="00190248" style:font-size-asian="15.75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font-name="Liberation Mono" fo:font-size="18pt" fo:font-style="italic" fo:font-weight="normal" officeooo:rsid="001a358f" style:font-size-asian="15.75pt" style:font-style-asian="italic" style:font-weight-asian="normal" style:font-size-complex="18pt" style:font-style-complex="italic" style:font-weight-complex="normal"/>
    </style:style>
    <style:style style:name="T19" style:family="text">
      <style:text-properties style:font-name="Liberation Mono" fo:font-size="18pt" fo:font-style="italic" fo:font-weight="normal" officeooo:rsid="001ebf38" style:font-size-asian="15.75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Liberation Mono" fo:font-size="18pt" fo:font-style="italic" fo:font-weight="normal" officeooo:rsid="00228fa1" style:font-size-asian="15.75pt" style:font-style-asian="italic" style:font-weight-asian="normal" style:font-size-complex="18pt" style:font-style-complex="italic" style:font-weight-complex="normal"/>
    </style:style>
    <style:style style:name="T21" style:family="text">
      <style:text-properties style:font-name="Liberation Mono" fo:font-size="18pt" fo:font-style="italic" fo:font-weight="normal" officeooo:rsid="0028ba8a" style:font-size-asian="15.75pt" style:font-style-asian="italic" style:font-weight-asian="normal" style:font-size-complex="18pt" style:font-style-complex="italic" style:font-weight-complex="normal"/>
    </style:style>
    <style:style style:name="T22" style:family="text">
      <style:text-properties style:font-name="Liberation Mono" fo:font-size="18pt" fo:font-style="italic" fo:font-weight="normal" officeooo:rsid="002ab280" style:font-size-asian="15.75pt" style:font-style-asian="italic" style:font-weight-asian="normal" style:font-size-complex="18pt" style:font-style-complex="italic" style:font-weight-complex="normal"/>
    </style:style>
    <style:style style:name="T23" style:family="text">
      <style:text-properties style:font-name="Liberation Mono" fo:font-size="18pt" fo:font-style="italic" fo:font-weight="normal" officeooo:rsid="002b86fa" style:font-size-asian="15.75pt" style:font-style-asian="italic" style:font-weight-asian="normal" style:font-size-complex="18pt" style:font-style-complex="italic" style:font-weight-complex="normal"/>
    </style:style>
    <style:style style:name="T24" style:family="text">
      <style:text-properties style:font-name="Liberation Mono" fo:font-size="18pt" fo:font-style="italic" fo:font-weight="normal" officeooo:rsid="002ca70b" style:font-size-asian="15.75pt" style:font-style-asian="italic" style:font-weight-asian="normal" style:font-size-complex="18pt" style:font-style-complex="italic" style:font-weight-complex="normal"/>
    </style:style>
    <style:style style:name="T25" style:family="text">
      <style:text-properties style:font-name="Liberation Mono" fo:font-size="18pt" fo:font-style="italic" fo:font-weight="bold" officeooo:rsid="002e84d3" style:font-size-asian="15.75pt" style:font-style-asian="italic" style:font-weight-asian="bold" style:font-size-complex="18pt" style:font-style-complex="italic" style:font-weight-complex="bold"/>
    </style:style>
    <style:style style:name="T26" style:family="text">
      <style:text-properties style:font-name="Liberation Mono" fo:font-size="18pt" fo:font-style="italic" fo:font-weight="normal" officeooo:rsid="002e84d3" style:font-size-asian="15.75pt" style:font-style-asian="italic" style:font-weight-asian="normal" style:font-size-complex="18pt" style:font-style-complex="italic" style:font-weight-complex="normal"/>
    </style:style>
    <style:style style:name="T27" style:family="text">
      <style:text-properties style:font-name="Liberation Mono" fo:font-size="18pt" fo:font-style="italic" fo:font-weight="normal" officeooo:rsid="00067d55" style:font-size-asian="15.75pt" style:font-style-asian="italic" style:font-weight-asian="normal" style:font-size-complex="18pt" style:font-style-complex="italic" style:font-weight-complex="normal"/>
    </style:style>
    <style:style style:name="T28" style:family="text">
      <style:text-properties style:font-name="Liberation Mono" fo:font-size="18pt" fo:font-style="italic" fo:font-weight="normal" officeooo:rsid="0007de45" style:font-size-asian="15.75pt" style:font-style-asian="italic" style:font-weight-asian="normal" style:font-size-complex="18pt" style:font-style-complex="italic" style:font-weight-complex="normal"/>
    </style:style>
    <style:style style:name="T29" style:family="text">
      <style:text-properties style:font-name="Liberation Mono" fo:font-size="18pt" fo:font-style="italic" fo:font-weight="normal" officeooo:rsid="000db5f1" style:font-size-asian="15.75pt" style:font-style-asian="italic" style:font-weight-asian="normal" style:font-size-complex="18pt" style:font-style-complex="italic" style:font-weight-complex="normal"/>
    </style:style>
    <style:style style:name="T30" style:family="text">
      <style:text-properties officeooo:rsid="000db5f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Computer is an electronic device developed by <text:span text:style-name="T1">Charles Babbage</text:span> near 19<text:span text:style-name="T2">th</text:span><text:span text:style-name="T3"> century.</text:span></text:p>
          <text:p text:style-name="P3"><text:s text:c="2"/></text:p>
          <text:p text:style-name="P3"><text:s text:c="2"/>It takes input data from input device, stores(not-always) and processes it and produce output.</text:p>
          <text:p text:style-name="P3"><text:s text:c="2"/></text:p>
          <text:p text:style-name="P3"><text:s text:c="2"/>It has 2 components:</text:p>
          <text:p text:style-name="P2">1.Hardware</text:p>
          <text:p text:style-name="P2">2.Software – applications and OS</text:p>
          <text:p text:style-name="P3"><text:s text:c="2"/></text:p>
          <text:p text:style-name="P3"><text:s text:c="2"/>Its main characteristics are speed, accuracy, storage, <text:span text:style-name="T4">diligence,</text:span> <text:span text:style-name="T4">versatility, automation.</text:span></text:p>
          <text:p text:style-name="P4"/>
          <text:p text:style-name="P5"><text:s text:c="2"/>The word “computer” is derived from latin word “computare” whose meaning is “to calculate/sum”.</text:p>
          <text:p text:style-name="P5"/>
          <text:p text:style-name="P5"><text:s text:c="2"/>“Common Operating Machine Purposely Used for Technological and Educational Research” is actually a backronym of computer.</text:p>
          <text:p text:style-name="P6"><text:span text:style-name="T5"/></text:p>
        </text:list-item>
        <text:list-item>
          <text:p text:style-name="P7"><text:span text:style-name="T6"/></text:p>
          <text:p text:style-name="P8"/>
        </text:list-item>
        <text:list-item>
          <text:p text:style-name="P9"><text:span text:style-name="T6">Major memory types are Primary,Secondary and Cache.</text:span></text:p>
          <text:p text:style-name="P8">1.Primary(Main) consist of RAM and ROM.</text:p>
          <text:p text:style-name="P8">2.Secondary(Storage) whose famous examples are HDD, SDD, optical discs(CD/DVD), USB, etc.</text:p>
          <text:p text:style-name="P8"><text:soft-page-break/>3.Cache is a small, fast memory that stores frequently used data and instructions.Its divided into L1,L2 and L3 among which L1 is smallest and fastest.</text:p>
          <text:p text:style-name="P10"><text:s/></text:p>
        </text:list-item>
        <text:list-item>
          <text:p text:style-name="P11">Generations of Computer:</text:p>
          <text:p text:style-name="P11">1.First<text:span text:style-name="T3">(1940s-1950s) – Vaccum-Tube</text:span></text:p>
          <text:p text:style-name="P11">2.Second(1950s-1960s) - Transistor</text:p>
          <text:p text:style-name="P11">3.Third(1960s-1970s) – Integrated Circuits<text:span text:style-name="T7">(IC)</text:span></text:p>
          <text:p text:style-name="P11">4.Fourth(1970s-1980s) – <text:span text:style-name="T7">Large-Scale IC</text:span> </text:p>
          <text:p text:style-name="P11">5.Fifth(till present) – <text:span text:style-name="T7">Ultra-Scale IC &amp; AI</text:span></text:p>
        </text:list-item>
      </text:list>
      <text:p text:style-name="P12"/>
      <text:list text:continue-numbering="true" text:style-name="L1">
        <text:list-item>
          <text:p text:style-name="P13">RAM(Random-Access-Memory):</text:p>
          <text:p text:style-name="P13"><text:s text:c="2"/>It is present in motherboard and is a volatile memory that means it stores only data that is currently is in process and erases it after power supply cut.</text:p>
          <text:p text:style-name="P13"><text:s text:c="2"/>It is also known as read-write-memory and direct-access-memory.CPU can directly access data from RAM.</text:p>
          <text:p text:style-name="P13">1.SRAM(Static):</text:p>
          <text:p text:style-name="P13"><text:s text:c="2"/>- used for cache memory</text:p>
          <text:p text:style-name="P13"><text:s text:c="2"/>- data primarily remains in SRAM</text:p>
          <text:p text:style-name="P13">2.DRAM(Dynamic):</text:p>
          <text:p text:style-name="P13"><text:s text:c="2"/>- data transfers to it when refreshed frequently.</text:p>
        </text:list-item>
      </text:list>
      <text:p text:style-name="P14"/>
      <text:list text:continue-numbering="true" text:style-name="L1">
        <text:list-item>
          <text:p text:style-name="P15">ROM(Read-Only-Memory):</text:p>
          <text:p text:style-name="P15"><text:s text:c="2"/>It is non-volatile and is generally used for storing <text:span text:style-name="T8">firmware which includes </text:span><text:soft-page-break/><text:span text:style-name="T8">BIOS</text:span>(Basic-I/O-System<text:span text:style-name="T8">)</text:span> and boot instructions.</text:p>
          <text:p text:style-name="P15"><text:span text:style-name="T8"><text:s text:c="2"/>Generally it is not possible to make changes in ROM.</text:span></text:p>
          <text:p text:style-name="P16">1.Mask ROM – most basic type where data cannot be changed.</text:p>
          <text:p text:style-name="P16">2.Programmable ROM – can be programmed once by user using special devices.</text:p>
          <text:p text:style-name="P16">3.Erasable PROM – erasable by UV lights.</text:p>
          <text:p text:style-name="P17">4.Electrically EPROM – erasable by electrical signals.</text:p>
        </text:list-item>
      </text:list>
      <text:p text:style-name="P18"/>
      <text:list text:continue-numbering="true" text:style-name="L1">
        <text:list-item>
          <text:p text:style-name="P17">Flash memory – It is a type of EEPROM allowing faster and flexible changes, commonly used in modern storage devices like SSDs and USBs.</text:p>
        </text:list-item>
      </text:list>
      <text:p text:style-name="P18"/>
      <text:list text:continue-numbering="true" text:style-name="L1">
        <text:list-item>
          <text:p text:style-name="P17">Digital System</text:p>
          <text:p text:style-name="P17"><text:s text:c="2"/>It uses logic circuits and is highly flexible with power consumption being low.</text:p>
          <text:p text:style-name="P17"><text:s text:c="2"/>It is costlier but provides high quality data transmission.</text:p>
          <text:p text:style-name="P17"><text:s text:c="2"/>It uses binary language <text:span text:style-name="T9">whose unit is bit</text:span> i.e.,0(low volt) &amp; 1(high volt).</text:p>
          <text:p text:style-name="P17"><text:span text:style-name="T10"><text:s text:c="2"/>Data input is not continuous.</text:span></text:p>
        </text:list-item>
        <text:list-item>
          <text:p text:style-name="P19">Byte – octate of bits</text:p>
          <text:p text:style-name="P19"/>
        </text:list-item>
        <text:list-item>
          <text:p text:style-name="P17">Analog System</text:p>
          <text:p text:style-name="P17"><text:s text:c="2"/>It uses electrical circuits and is cheaper but has high power consumption with low data transmission quality and less flexibility.</text:p>
          <text:p text:style-name="P20"><text:soft-page-break/><text:s text:c="2"/>Its data input is in continuous form and output is shown generally via graphs.</text:p>
        </text:list-item>
      </text:list>
      <text:p text:style-name="P18"/>
      <text:list text:continue-numbering="true" text:style-name="L1">
        <text:list-item>
          <text:p text:style-name="P19">Logic Levels &amp; Pulse Wave Forms:</text:p>
          <text:p text:style-name="P19"><text:s text:c="2"/>If high voltage represents 1(binary) and low represents 0(binary) then it is Positive logic system otherwise it is negative.</text:p>
          <text:p text:style-name="P19"><text:s text:c="2"/>Digital circuits are designed to respond to range of input values and circuit gives same response regardless of exact value.</text:p>
          <text:p text:style-name="P19"><text:span text:style-name="T10"><text:s text:c="2"/>Pulse is generated via drastic changes in voltage values such as low voltage to high voltage and vice-versa.</text:span></text:p>
          <text:p text:style-name="P19"><text:span text:style-name="T11"><text:s text:c="2"/>low to high is postive pulse and high to low is negative.</text:span></text:p>
          <text:p text:style-name="P19"><text:span text:style-name="T10"><text:s text:c="2"/>Digital waveforms are made up of series of pulses.</text:span></text:p>
        </text:list-item>
      </text:list>
      <text:p text:style-name="P21"/>
      <text:list text:continue-numbering="true" text:style-name="L1">
        <text:list-item>
          <text:p text:style-name="P22">Computer type based on Mechanism:</text:p>
          <text:p text:style-name="P22">1.Analog – uses analog system</text:p>
          <text:p text:style-name="P22">2.Digital – uses digital system</text:p>
          <text:p text:style-name="P22">3.Hybrid – used both</text:p>
        </text:list-item>
      </text:list>
      <text:p text:style-name="P23"/>
      <text:list text:continue-numbering="true" text:style-name="L1">
        <text:list-item>
          <text:p text:style-name="P22">Computer type based on Purpose:</text:p>
          <text:p text:style-name="P22">1.Special – designed for specific tasks, although not flexible but can work efficiently.</text:p>
          <text:p text:style-name="P22">2.General – It is flexible but less efficient than Special purpose computer.</text:p>
        </text:list-item>
      </text:list>
      <text:p text:style-name="P23"/>
      <text:list text:continue-numbering="true" text:style-name="L1">
        <text:list-item>
          <text:p text:style-name="P22">Computer type based on Size:</text:p>
          <text:p text:style-name="P22"><text:soft-page-break/>1.<text:span text:style-name="T12">Super – not portable and is very expensive but very fast(runs at 10 million instructions per second.Ex.Cray and CDC Cyber.</text:span><text:span text:style-name="T13">It is used for complex calculations.</text:span></text:p>
          <text:p text:style-name="P24">2.Mainframe – same as super computer except for its use that is massive data handling.</text:p>
          <text:p text:style-name="P24">3.<text:span text:style-name="T14">Mini – general use computer more powerful than micro but less powerful than micro.</text:span><text:span text:style-name="T15">ex.mid-range servers &amp; </text:span><text:span text:style-name="T16">high-performance </text:span><text:span text:style-name="T15">computing cluster</text:span></text:p>
          <text:p text:style-name="P25">4.Micro</text:p>
        </text:list-item>
      </text:list>
      <text:p text:style-name="P26"><text:span text:style-name="T17"/></text:p>
      <text:list text:continue-numbering="true" text:style-name="L1">
        <text:list-item>
          <text:p text:style-name="P27"><text:span text:style-name="T17">M</text:span><text:span text:style-name="T6">icro - </text:span><text:span text:style-name="T17">cheaper than mini </text:span><text:span text:style-name="T18">but </text:span><text:span text:style-name="T17">less storage capacity than mini.</text:span></text:p>
          <text:p text:style-name="P27"><text:span text:style-name="T17">1.</text:span><text:span text:style-name="T6">Desktop – more hardware flexibility compared to laptop and a bit more powerful but portability might be a bit less than that of laptop and palmtop.</text:span></text:p>
          <text:p text:style-name="P28">2.Laptop – highly portable.</text:p>
          <text:p text:style-name="P27"><text:span text:style-name="T6">3.Palmtop – very small size but provides limited functions due to this.</text:span><text:span text:style-name="T19">Some of the functions were phonebook, calender, to-do-list and some basic calculations.</text:span></text:p>
        </text:list-item>
      </text:list>
      <text:p text:style-name="P29"><text:span text:style-name="T19"/></text:p>
      <text:list text:continue-numbering="true" text:style-name="L1">
        <text:list-item>
          <text:p text:style-name="P30"><text:span text:style-name="T6">Workstation - It is a single user computer with powerful processor, high quality monitor and large storage as compared to micro and is generally used for developing softwares/complex designs/animations.</text:span></text:p>
        </text:list-item>
      </text:list>
      <text:p text:style-name="P31"><text:span text:style-name="T6"/></text:p>
      <text:list text:continue-numbering="true" text:style-name="L1">
        <text:list-item>
          <text:p text:style-name="P32"><text:soft-page-break/>ECC(error correcting code) – can detect and fix memory errors before it affects system performance.</text:p>
        </text:list-item>
      </text:list>
      <text:p text:style-name="P33"><text:span text:style-name="T6"/></text:p>
      <text:list text:continue-numbering="true" text:style-name="L1">
        <text:list-item>
          <text:p text:style-name="P32">RAID(redundant array of independent disks) - organises multiple hard drives to act as a single storage unit.</text:p>
        </text:list-item>
      </text:list>
      <text:p text:style-name="P33"><text:span text:style-name="T6"/></text:p>
      <text:list text:continue-numbering="true" text:style-name="L1">
        <text:list-item>
          <text:p text:style-name="P32">SSD </text:p>
          <text:p text:style-name="P32">– uses integrated circuits to store data</text:p>
          <text:p text:style-name="P32">- faster due to lack of moving parts</text:p>
          <text:p text:style-name="P32">- more resistant to shocks and consumes less power.</text:p>
        </text:list-item>
        <text:list-item>
          <text:p text:style-name="P32">HDD</text:p>
          <text:p text:style-name="P32">- uses spinning disks and moving read/write heads.</text:p>
          <text:p text:style-name="P32">- slower than SDD, less shock resistant &amp; more power consumption.</text:p>
        </text:list-item>
      </text:list>
      <text:p text:style-name="P33"><text:span text:style-name="T6"/></text:p>
      <text:list text:continue-numbering="true" text:style-name="L1">
        <text:list-item>
          <text:p text:style-name="P34">Operating System:</text:p>
          <text:p text:style-name="P34"><text:s text:c="2"/>It is a software that manages computer`s all resources and acts as intermediary b/w user &amp; computer hardware.</text:p>
          <text:p text:style-name="P35"><text:s text:c="2"/>Its advantages are UI(user interface), Resource management ensuring no conflicts(both hardware and software), multitasking.</text:p>
          <text:p text:style-name="P36"><text:span text:style-name="T6"><text:s text:c="2"/></text:span><text:span text:style-name="T20">If OS is corrupt then whole system won`t work.</text:span></text:p>
          <text:p text:style-name="P36"><text:span text:style-name="T20"/></text:p>
        </text:list-item>
        <text:list-item>
          <text:p text:style-name="P37"><text:span text:style-name="T6">DOS(Disk Operating System): </text:span></text:p>
          <text:p text:style-name="P37"><text:span text:style-name="T6"><text:s text:c="2"/>MSDOS is the most widely installed version of it.</text:span></text:p>
          <text:p text:style-name="P37"><text:soft-page-break/><text:span text:style-name="T6"><text:s text:c="2"/>DOS was developed by Sam Paterson at seattle computer products, initially named QDOS then 86-DOS.</text:span></text:p>
          <text:p text:style-name="P37"><text:span text:style-name="T6"><text:s text:c="2"/></text:span><text:span text:style-name="T21">It only provides CLI(command line interface).</text:span></text:p>
        </text:list-item>
      </text:list>
      <text:p text:style-name="P38"><text:span text:style-name="T21"/></text:p>
      <text:list text:continue-numbering="true" text:style-name="L1">
        <text:list-item>
          <text:p text:style-name="P39"><text:span text:style-name="T6">Internal Commands DOS</text:span></text:p>
          <text:p text:style-name="P39"><text:span text:style-name="T6"><text:s text:c="2"/>commands that are loaded into memory upon startup of OS.</text:span></text:p>
          <text:p text:style-name="P39"><text:span text:style-name="T6"><text:s text:c="2"/>Some of which are:</text:span></text:p>
          <text:p text:style-name="P39"><text:span text:style-name="T6">1.MKDIR/MD – create directory</text:span></text:p>
          <text:p text:style-name="P39"><text:span text:style-name="T6">2.DIR – lists all files in directory</text:span></text:p>
          <text:p text:style-name="P39"><text:span text:style-name="T6">3.COPY CON – create a file in directory</text:span></text:p>
          <text:p text:style-name="P39"><text:span text:style-name="T6">4.ERASE/DEL – delete a file</text:span></text:p>
          <text:p text:style-name="P39"><text:span text:style-name="T6">5.DATE – shows system date</text:span></text:p>
        </text:list-item>
      </text:list>
      <text:p text:style-name="P38"><text:span text:style-name="T6"/></text:p>
      <text:list text:continue-numbering="true" text:style-name="L1">
        <text:list-item>
          <text:p text:style-name="P39"><text:span text:style-name="T6">External Commands DOS</text:span></text:p>
          <text:p text:style-name="P39"><text:span text:style-name="T6"><text:s text:c="2"/>commands that are not loaded into memory upon OS startup but are loaded when you run that command.</text:span></text:p>
          <text:p text:style-name="P39"><text:span text:style-name="T6"><text:s text:c="2"/>Some of which are:</text:span></text:p>
          <text:p text:style-name="P39"><text:span text:style-name="T6">1.</text:span><text:span text:style-name="T22">MORE – see contents of file</text:span></text:p>
          <text:p text:style-name="P40"><text:span text:style-name="T6">2.MEM – display free &amp; used memory</text:span></text:p>
          <text:p text:style-name="P40"><text:span text:style-name="T6">3.SYS – copy a file to disk</text:span></text:p>
          <text:p text:style-name="P40"><text:span text:style-name="T6">4.X COPY – change location of a directory</text:span></text:p>
          <text:p text:style-name="P40"><text:span text:style-name="T6">5.MOVE – change file location</text:span></text:p>
        </text:list-item>
      </text:list>
      <text:p text:style-name="P41"><text:span text:style-name="T6"/></text:p>
      <text:list text:continue-numbering="true" text:style-name="L1">
        <text:list-item>
          <text:p text:style-name="P40"><text:span text:style-name="T6">Windows OS</text:span></text:p>
          <text:p text:style-name="P40"><text:span text:style-name="T6"><text:s text:c="2"/>It is a GUI based OS developed by microsoft corporation company in 1985.</text:span></text:p>
          <text:p text:style-name="P42"><text:span text:style-name="T6"><text:s text:c="2"/>Initially it was single user OS but after Windows-98 it turned into multitasking multiuser OS.</text:span></text:p>
          <text:p text:style-name="P42"><text:soft-page-break/><text:span text:style-name="T23"><text:s text:c="2"/>Windows 1, 2, 3, 95, 98, 2000, ME, XP, 7, VISTA, 8, 10, 11, 12.</text:span></text:p>
          <text:p text:style-name="P42"><text:span text:style-name="T23"/></text:p>
        </text:list-item>
        <text:list-item>
          <text:p text:style-name="P42"><text:span text:style-name="T23">LINUX(from UNIX)</text:span></text:p>
          <text:p text:style-name="P42"><text:span text:style-name="T23"><text:s text:c="2"/>It was developed by Linus Torvalds in 1991.</text:span></text:p>
          <text:p text:style-name="P42"><text:span text:style-name="T23"><text:s text:c="2"/>It is open source and free.</text:span></text:p>
          <text:p text:style-name="P42"><text:span text:style-name="T23"><text:s text:c="2"/>It is very flexible and customizable.</text:span></text:p>
          <text:p text:style-name="P42"><text:span text:style-name="T23"><text:s text:c="2"/>It is multitasking &amp; multiuser OS.</text:span></text:p>
          <text:p text:style-name="P43"><text:span text:style-name="T23"><text:s text:c="2"/>It </text:span><text:span text:style-name="T24">provides network information service.</text:span></text:p>
          <text:p text:style-name="P44"><text:span text:style-name="T24"><text:s text:c="2"/>It provide virtual memory service.</text:span></text:p>
          <text:p text:style-name="P45"><text:span text:style-name="T24"/></text:p>
          <text:p text:style-name="P45"><text:span text:style-name="T25">COMPUTER`S MAJOR COMPONENTS</text:span></text:p>
        </text:list-item>
        <text:list-item>
          <text:p text:style-name="P45"><text:span text:style-name="T26">CPU:</text:span></text:p>
          <text:p text:style-name="P45"><text:span text:style-name="T26"><text:s text:c="2"/>It is considered brain, does all the tasks and controls all parts.</text:span></text:p>
          <text:p text:style-name="P45"><text:span text:style-name="T26"><text:s text:c="2"/>It</text:span><text:span text:style-name="T27"> </text:span><text:span text:style-name="T28">mainly </text:span><text:span text:style-name="T27">consists of:</text:span></text:p>
          <text:p text:style-name="P46"><text:span text:style-name="T6">1.ALU(</text:span><text:span text:style-name="T29">A</text:span><text:span text:style-name="T6">rithmetic-</text:span><text:span text:style-name="T29">L</text:span><text:span text:style-name="T6">ogic-</text:span><text:span text:style-name="T29">U</text:span><text:span text:style-name="T6">nit) – it is the computational engine of CPU used for arithmetic and logical operations.</text:span></text:p>
          <text:p text:style-name="P47">2.CU(<text:span text:style-name="T30">C</text:span>ontrol-<text:span text:style-name="T30">U</text:span>nit) – it is the brain of CPU, directing and coordinating operations of other components.</text:p>
          <text:p text:style-name="P47"><text:span text:style-name="T26">3.Registers – small high-speed storage locations that hold active data.</text:span></text:p>
          <text:p text:style-name="P48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7:03:29.259769494</meta:creation-date>
    <dc:date>2025-08-15T23:04:59.409097729</dc:date>
    <meta:editing-duration>PT1H4M49S</meta:editing-duration>
    <meta:editing-cycles>14</meta:editing-cycles>
    <meta:generator>LibreOffice/24.8.7.2$Linux_X86_64 LibreOffice_project/480$Build-2</meta:generator>
    <meta:document-statistic meta:table-count="0" meta:image-count="0" meta:object-count="0" meta:page-count="8" meta:paragraph-count="131" meta:word-count="1170" meta:character-count="7005" meta:non-whitespace-character-count="5948"/>
  </office:meta>
</office:document-meta>
</file>